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01cm" svg:height="0.493cm" svg:x="4.012cm" svg:y="3.8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902cm" svg:height="0.493cm" svg:x="6.969cm" svg:y="3.9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3.064cm" svg:height="0.493cm" svg:x="4.944cm" svg:y="7.9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901cm" svg:height="0.493cm" draw:transform="rotate (1.5707963267946) translate (6.118cm 6.90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6.408cm" svg:height="7.833cm" svg:x="3.29cm" svg:y="1.9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" draw:text-style-name="P1" draw:layer="layout" svg:width="1.901cm" svg:height="0.493cm" svg:x="20.706cm" svg:y="3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902cm" svg:height="0.493cm" svg:x="23.663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064cm" svg:height="0.493cm" svg:x="21.638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6.408cm" svg:height="7.833cm" svg:x="19.984cm" svg:y="1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901cm" svg:height="0.493cm" svg:x="12.39cm" svg:y="3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064cm" svg:height="0.493cm" svg:x="13.322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901cm" svg:height="0.493cm" draw:transform="rotate (1.5707963267946) translate (14.496cm 6.9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6.408cm" svg:height="7.833cm" svg:x="11.668cm" svg:y="1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901cm" svg:height="0.493cm" svg:x="6.839cm" svg:y="13.4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902cm" svg:height="0.493cm" svg:x="9.796cm" svg:y="1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901cm" svg:height="0.493cm" draw:transform="rotate (1.5707963267946) translate (8.945cm 16.4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6.408cm" svg:height="7.833cm" svg:x="6.117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901cm" svg:height="0.493cm" svg:x="16.198cm" svg:y="13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902cm" svg:height="0.493cm" svg:x="19.155cm" svg:y="13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064cm" svg:height="0.493cm" svg:x="17.13cm" svg:y="17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901cm" svg:height="0.493cm" draw:transform="rotate (1.5707963267946) translate (18.304cm 16.2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Goebel</meta:initial-creator>
    <meta:creation-date>2012-04-13T08:49:29</meta:creation-date>
    <dc:date>2012-04-20T07:57:00</dc:date>
    <dc:creator>Patrick Goebel</dc:creator>
    <meta:editing-duration>PT00H13M37S</meta:editing-duration>
    <meta:editing-cycles>5</meta:editing-cycles>
    <meta:generator>OpenOffice.org/3.2$Linux OpenOffice.org_project/320m19$Build-9505</meta:generator>
    <meta:document-statistic meta:object-count="26"/>
  </office:meta>
</office:document-meta>
</file>